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ulti Report</text:h>
      <text:p text:style-name="Standard">This sample report uses data from multiple non-<text:span text:style-name="T1">Ruport</text:span> data sources, and renders some parts using partials.</text:p>
      <text:h text:style-name="Heading_20_2" text:outline-level="2">Prepared for:</text:h>
      <text:p text:style-name="Text_20_body"><text:tab/><text:span text:style-name="Ruby_20_Value">data['contact']['Name']</text:span><text:line-break/><text:tab/><text:span text:style-name="Ruby_20_Value">data['contact']['Address']</text:span><text:line-break/><text:tab/><text:span text:style-name="Ruby_20_Value">data['contact']['Suburb']</text:span></text:p>
      <text:p text:style-name="Text_20_body"><text:span text:style-name="Ruby_20_Code">if data['albums']</text:span></text:p>
      <text:p text:style-name="Text_20_body"><text:span text:style-name="Ruby_20_Block">partial('partials/albums.odt', :albums =&gt; data['albums']['album'])</text:span></text:p>
      <text:p text:style-name="Text_20_body"><text:span text:style-name="Ruby_20_Code">end<text:line-break/>if data['dvds']</text:span></text:p>
      <text:p text:style-name="Text_20_body"><text:span text:style-name="Ruby_20_Block">partial('partials/dvds.odt', :dvds =&gt; data['dvds']['dvd'])</text:span></text:p>
      <text:p text:style-name="Text_20_body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</meta:initial-creator>
    <meta:creation-date>2007-07-22T19:53:30</meta:creation-date>
    <dc:creator>david</dc:creator>
    <dc:date>2007-07-25T20:32:47</dc:date>
    <dc:language>en-AU</dc:language>
    <meta:editing-cycles>17</meta:editing-cycles>
    <meta:editing-duration>PT1H52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52" meta:character-count="373"/>
  </office:meta>
</office:document-meta>
</file>